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21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breadth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throttle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coat</text:p>
          </table:table-cell>
          <table:table-cell table:style-name="ce3" office:value-type="string" calcext:value-type="string">
            <text:p>dress</text:p>
          </table:table-cell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1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style-name="ce3" office:value-type="string" calcext:value-type="string">
            <text:p>grand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style-name="ce3" office:value-type="string" calcext:value-type="string">
            <text:p>total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standard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plot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style-name="ce3" office:value-type="string" calcext:value-type="string">
            <text:p>contact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style-name="ce3" office:value-type="string" calcext:value-type="string">
            <text:p>each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equal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sum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ray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berth</text:p>
          </table:table-cell>
          <table:table-cell table:style-name="ce3" office:value-type="string" calcext:value-type="string">
            <text:p>lens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traverse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potential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21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21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21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21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21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21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21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21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21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21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21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21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21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21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21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21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21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21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21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21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21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21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21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21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21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21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21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21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21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21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21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21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21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21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21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21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21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21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21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21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21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21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21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21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21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21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21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21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21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21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21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21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